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3" style:family="text">
      <style:text-properties style:font-name-asian="Droid Sans Fallback" style:font-size-asian="10pt" style:font-name-complex="Arial" style:font-size-complex="10pt"/>
    </style:style>
    <style:style style:name="T14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19"/>
          <table:table-cell table:style-name="ce320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10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>
            <text:p><text:span text:style-name="T13">PACKING IN LOOSE </text:span><text:span text:style-name="T14"><text:a xlink:href="python://get_sum_all()['pack']" xlink:type="simple">packages_name</text:a></text:span><text:span text:style-name="T13"> OF </text:span><text:span text:style-name="T14"><text:a xlink:href="python://get_sum_all(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3-05T11:35:57</dc:date>
    <meta:print-date>2015-08-05T10:34:49</meta:print-date>
    <meta:editing-cycles>235</meta:editing-cycles>
    <meta:editing-duration>P1DT2H43M49S</meta:editing-duration>
    <meta:generator>LibreOffice/3.5$Linux_x86 LibreOffice_project/350m1$Build-2</meta:generator>
    <meta:document-statistic meta:table-count="5" meta:cell-count="278" meta:object-count="10"/>
  </office:meta>
</office:document-meta>
</file>